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67cm" fo:min-width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83cm" fo:min-width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1" draw:layer="layout" svg:width="3.25cm" svg:height="2.117cm" svg:x="4cm" svg:y="16.75cm">
            <text:p text:style-name="P1">C = ‘d’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25cm" svg:height="2.133cm" svg:x="4cm" svg:y="18.867cm">
            <text:p text:style-name="P1">next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25cm" svg:height="2.117cm" svg:x="15cm" svg:y="14cm">
            <text:p text:style-name="P1">C = ‘e’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25cm" svg:height="2.133cm" svg:x="15cm" svg:y="16.117cm">
            <text:p text:style-name="P1">next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1" draw:layer="layout" svg:width="3.25cm" svg:height="2.117cm" svg:x="3.75cm" svg:y="7.5cm">
            <text:p text:style-name="P1">C = ‘c’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25cm" svg:height="2.133cm" svg:x="3.75cm" svg:y="9.617cm">
            <text:p text:style-name="P1">next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1" draw:id="id1" draw:layer="layout" svg:width="3.25cm" svg:height="2.25cm" svg:x="8.75cm" svg:y="1.75cm">
          <text:p text:style-name="P1">p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0.375cm" svg:y1="4cm" svg:x2="5.375cm" svg:y2="7.5cm" draw:start-shape="id1" draw:start-glue-point="2" draw:end-shape="id2" draw:end-glue-point="0" svg:d="M10375 4000c0 2625-5000 875-5000 3500" svg:viewBox="0 0 5001 3501">
          <text:p/>
        </draw:connector>
        <draw:connector draw:style-name="gr5" draw:text-style-name="P2" draw:layer="layout" draw:type="curve" svg:x1="5.375cm" svg:y1="11.75cm" svg:x2="16.625cm" svg:y2="14cm" draw:start-shape="id2" draw:start-glue-point="2" draw:end-shape="id3" draw:end-glue-point="0" svg:d="M5375 11750c0 1686 11250 561 11250 2250" svg:viewBox="0 0 11251 2251">
          <text:p/>
        </draw:connector>
        <draw:connector draw:style-name="gr6" draw:text-style-name="P2" draw:layer="layout" draw:type="curve" svg:x1="16.625cm" svg:y1="18.25cm" svg:x2="16.295cm" svg:y2="23cm" draw:start-shape="id3" draw:start-glue-point="2" draw:end-shape="id4" draw:end-glue-point="0" svg:d="M16625 18250c0 3562-330 1188-330 4750" svg:viewBox="0 0 331 4751">
          <text:p/>
        </draw:connector>
        <draw:connector draw:style-name="gr7" draw:text-style-name="P2" draw:layer="layout" draw:type="curve" svg:x1="5.625cm" svg:y1="21cm" svg:x2="15.5cm" svg:y2="23.481cm" draw:start-shape="id5" draw:start-glue-point="2" draw:end-shape="id4" draw:end-glue-point="3" svg:d="M5625 21000c0 1654 3291 2481 9875 2481" svg:viewBox="0 0 9876 2482">
          <text:p/>
        </draw:connector>
        <draw:frame draw:style-name="gr8" draw:text-style-name="P3" xml:id="id4" draw:id="id4" draw:layer="layout" svg:width="1.59cm" svg:height="0.962cm" svg:x="15.5cm" svg:y="23cm">
          <draw:text-box>
            <text:p>Null</text:p>
          </draw:text-box>
        </draw:frame>
        <draw:frame draw:style-name="gr9" draw:text-style-name="P4" draw:layer="layout" svg:width="9.75cm" svg:height="2.2cm" svg:x="1cm" svg:y="26.5cm">
          <draw:text-box>
            <text:p>Pratham</text:p>
            <text:p>Assignment5q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7T12:22:59.013246497</meta:creation-date>
    <dc:date>2023-10-07T12:26:15.032924927</dc:date>
    <meta:editing-duration>PT3M16S</meta:editing-duration>
    <meta:editing-cycles>1</meta:editing-cycles>
    <meta:document-statistic meta:object-count="16"/>
    <meta:generator>LibreOffice/7.3.7.2$Linux_X86_64 LibreOffice_project/30$Build-2</meta:generator>
  </office:meta>
</office:document-meta>
</file>